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9944" calcext:value-type="float">
            <text:p>48.3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2136" calcext:value-type="float">
            <text:p>48.3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3171" calcext:value-type="float">
            <text:p>47.723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973" calcext:value-type="float">
            <text:p>47.789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41145714286" calcext:value-type="float">
            <text:p>47.8341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8185" calcext:value-type="float">
            <text:p>47.823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27975" calcext:value-type="float">
            <text:p>47.782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0946" calcext:value-type="float">
            <text:p>47.70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27437173913" calcext:value-type="float">
            <text:p>47.6727437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9665" calcext:value-type="float">
            <text:p>47.737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7842" calcext:value-type="float">
            <text:p>47.757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81207142857" calcext:value-type="float">
            <text:p>47.73812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0211935484" calcext:value-type="float">
            <text:p>47.475021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26941" calcext:value-type="float">
            <text:p>47.4126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8829719495" calcext:value-type="float">
            <text:p>47.347882971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67880333333" calcext:value-type="float">
            <text:p>47.2667880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03406774194" calcext:value-type="float">
            <text:p>47.200340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40307419355" calcext:value-type="float">
            <text:p>47.154030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668" calcext:value-type="float">
            <text:p>47.14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8643225806" calcext:value-type="float">
            <text:p>47.14986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7196333333" calcext:value-type="float">
            <text:p>47.176719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47565483871" calcext:value-type="float">
            <text:p>47.184756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40802413793" calcext:value-type="float">
            <text:p>47.194080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05961023843" calcext:value-type="float">
            <text:p>47.2005961023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5169354839" calcext:value-type="float">
            <text:p>47.295516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74474488199" calcext:value-type="float">
            <text:p>47.3074474488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72266451613" calcext:value-type="float">
            <text:p>47.35722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5956304348" calcext:value-type="float">
            <text:p>47.4265956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80003786816" calcext:value-type="float">
            <text:p>47.42800037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89318546985" calcext:value-type="float">
            <text:p>47.438931854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67886072464" calcext:value-type="float">
            <text:p>47.47678860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4658667602" calcext:value-type="float">
            <text:p>47.5304658667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74630101449" calcext:value-type="float">
            <text:p>47.6174630101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15106774194" calcext:value-type="float">
            <text:p>47.671510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66288482609" calcext:value-type="float">
            <text:p>47.68662884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40761612903" calcext:value-type="float">
            <text:p>47.714076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94713520337" calcext:value-type="float">
            <text:p>47.7394713520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94759289855" calcext:value-type="float">
            <text:p>47.699475928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37739607293" calcext:value-type="float">
            <text:p>47.6537739607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23093333333" calcext:value-type="float">
            <text:p>47.6023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1637425366" calcext:value-type="float">
            <text:p>47.5971637425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8954642356" calcext:value-type="float">
            <text:p>47.606895464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82995" calcext:value-type="float">
            <text:p>47.608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4725516129" calcext:value-type="float">
            <text:p>47.624725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1463144928" calcext:value-type="float">
            <text:p>47.6401463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17647601683" calcext:value-type="float">
            <text:p>47.6517647601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98215681818" calcext:value-type="float">
            <text:p>47.70982156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069763574" calcext:value-type="float">
            <text:p>47.710306976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00333333333" calcext:value-type="float">
            <text:p>47.6800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06676666667" calcext:value-type="float">
            <text:p>47.590667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67213717391" calcext:value-type="float">
            <text:p>47.58672137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93388849275" calcext:value-type="float">
            <text:p>47.54933888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4753565217" calcext:value-type="float">
            <text:p>47.5034753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5428666667" calcext:value-type="float">
            <text:p>47.506542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23590674663" calcext:value-type="float">
            <text:p>47.4923590674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29962" calcext:value-type="float">
            <text:p>47.492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58362096273" calcext:value-type="float">
            <text:p>47.5758362096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93096716642" calcext:value-type="float">
            <text:p>47.669309671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69526138462" calcext:value-type="float">
            <text:p>47.65695261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96996206897" calcext:value-type="float">
            <text:p>47.669699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14928636364" calcext:value-type="float">
            <text:p>47.7814928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3607142857" calcext:value-type="float">
            <text:p>47.75336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45235454546" calcext:value-type="float">
            <text:p>47.784523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87710227273" calcext:value-type="float">
            <text:p>47.77877102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35425" calcext:value-type="float">
            <text:p>47.792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9843333333" calcext:value-type="float">
            <text:p>47.795984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3971" calcext:value-type="float">
            <text:p>47.773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829" calcext:value-type="float">
            <text:p>47.780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91076666667" calcext:value-type="float">
            <text:p>47.809107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343125" calcext:value-type="float">
            <text:p>47.773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8708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04946666667" calcext:value-type="float">
            <text:p>47.7304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58" meta:object-count="0"/>
    <meta:user-defined meta:name="AppVersion">3.0</meta:user-defined>
  </office:meta>
</office:document-meta>
</file>